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1cm" presentation:class="title" presentation:user-transformed="true">
          <draw:text-box>
            <text:p>Security.</text:p>
          </draw:text-box>
        </draw:frame>
        <draw:frame presentation:style-name="pr2" draw:layer="layout" svg:width="25.199cm" svg:height="13.609cm" svg:x="1.301cm" svg:y="4.63cm" presentation:class="outline" presentation:user-transformed="true">
          <draw:text-box>
            <text:list text:style-name="L2">
              <text:list-item>
                <text:p>When a user provides (username, password) on the GUI.</text:p>
                <text:list>
                  <text:list-item>
                    <text:p>The user logs in locally to the eProtocol. </text:p>
                  </text:list-item>
                  <text:list-item>
                    <text:p>GUI calls a POJO interfacing OpenKM </text:p>
                    <text:list>
                      <text:list-item>
                        <text:p>ResponseLogin authenticateOkm.login( RequestLogin)</text:p>
                      </text:list-item>
                      <text:list-item>
                        <text:p>Class RequestLogin</text:p>
                        <text:list>
                          <text:list-item>
                            <text:p>eCode = 0 --&gt; all ok and eMessage = null</text:p>
                          </text:list-item>
                          <text:list-item>
                            <text:p>If eCode = 0 then sessionId &lt;&gt; nul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2" draw:text-style-name="P2" draw:id="id1" draw:layer="layout" svg:width="8.5cm" svg:height="6.5cm" svg:x="1.5cm" svg:y="3cm">
          <text:p text:style-name="P1"><text:span text:style-name="T1">Request</text:span></text:p>
          <text:p text:style-name="P1">Username</text:p>
          <text:p text:style-name="P1">UserId</text:p>
          <text:p text:style-name="P1">UserIp</text:p>
          <text:p text:style-name="P2">SystemName</text:p>
          <text:p text:style-name="P2">RequestId</text:p>
          <text:p text:style-name="P2">okmToken </text:p>
          <text:p text:style-name="P2">Action ={login| Logout|...}</text:p>
        </draw:rect>
        <draw:rect draw:style-name="gr2" draw:text-style-name="P2" draw:id="id2" draw:layer="layout" svg:width="10.5cm" svg:height="4.5cm" svg:x="15cm" svg:y="8.5cm">
          <text:p text:style-name="P1"><text:span text:style-name="T1">RequestLogin</text:span></text:p>
          <text:p text:style-name="P1">Password</text:p>
          <text:p text:style-name="P1">UserId == null for this case</text:p>
          <text:p text:style-name="P1">okmToken = null for this case</text:p>
        </draw:rect>
        <draw:connector draw:style-name="gr3" draw:text-style-name="P2" draw:layer="layout" svg:x1="10cm" svg:y1="6.25cm" svg:x2="15cm" svg:y2="10.75cm" draw:start-shape="id1" draw:end-shape="id2" svg:d="m10000 6250h2500v4500h2500">
          <text:p/>
        </draw:connector>
        <draw:rect draw:style-name="gr2" draw:text-style-name="P2" draw:id="id4" draw:layer="layout" svg:width="10.5cm" svg:height="2cm" svg:x="15cm" svg:y="15.5cm">
          <text:p text:style-name="P1"><text:span text:style-name="T1">ResponseLogin</text:span></text:p>
          <text:p text:style-name="P1">Define the okmToken </text:p>
          <text:p text:style-name="P1"/>
        </draw:rect>
        <draw:rect draw:style-name="gr2" draw:text-style-name="P2" draw:id="id3" draw:layer="layout" svg:width="4cm" svg:height="4cm" svg:x="2cm" svg:y="12.5cm">
          <text:p text:style-name="P1"><text:span text:style-name="T1">Response</text:span></text:p>
          <text:p text:style-name="P2">RequestId</text:p>
          <text:p text:style-name="P2">Ecode</text:p>
          <text:p text:style-name="P2">Emessage</text:p>
          <text:p text:style-name="P2">okmToken </text:p>
        </draw:rect>
        <draw:connector draw:style-name="gr3" draw:text-style-name="P2" draw:layer="layout" svg:x1="6cm" svg:y1="14.5cm" svg:x2="15cm" svg:y2="16.5cm" draw:start-shape="id3" draw:start-glue-point="1" draw:end-shape="id4" svg:d="m6000 14500h4500v2000h45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1cm" presentation:class="title" presentation:user-transformed="true">
          <draw:text-box>
            <text:p>Security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In case no error on authenticateOkm.login() then</text:p>
                <text:list>
                  <text:list-item>
                    <text:p>If username exists into Users then get the role and the resources for the role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256cm" svg:x="1.4cm" svg:y="0.961cm" presentation:class="title" presentation:user-transformed="true">
          <draw:text-box>
            <text:p>Security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OpenKM has the same users with eProtocol with the same roles </text:p>
              </text:list-item>
              <text:list-item>
                <text:p>The OpenKM username is mapped in Protocol database in table Users.</text:p>
              </text:list-item>
              <text:list-item>
                <text:p>User mike is logged on eProtocol and mike is sent to OpenKM in order to log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1cm" presentation:class="title" presentation:user-transformed="true">
          <draw:text-box>
            <text:p>Security Auditi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To maintain the security logging we put the new table User_Request that stores the Request</text:p>
              </text:list-item>
              <text:list-item>
                <text:p>This logging on User_Request will be provited <text:s/>by each method that provisions operations to the OpenKM (Mixalis POJO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5H28M49S</meta:editing-duration>
    <meta:editing-cycles>14</meta:editing-cycles>
    <meta:generator>OpenOffice.org/3.2$Win32 OpenOffice.org_project/320m18$Build-9502</meta:generator>
    <dc:date>2011-02-02T18:15:53.11</dc:date>
    <dc:creator>Mike Mountrakis</dc:creator>
    <meta:document-statistic meta:object-count="45"/>
  </office:meta>
</office:document-meta>
</file>